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Noto Mono" svg:font-family="'Noto Mono'" style:font-pitch="fixed"/>
    <style:font-face style:name="Chandas" svg:font-family="Chanda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729fcf" draw:opacity="100%" draw:textarea-horizontal-align="center" draw:textarea-vertical-align="middle" draw:auto-grow-height="false" draw:fit-to-size="false" style:shrink-to-fit="false" fo:min-height="8.631cm" fo:min-width="13.724cm" fo:padding-top="0.13cm" fo:padding-bottom="0.13cm" fo:padding-left="0.25cm" fo:padding-right="0.25cm" fo:wrap-option="wrap" draw:shadow="visible" draw:shadow-offset-x="0.282cm" draw:shadow-offset-y="0.282cm" draw:shadow-color="#2a6099" draw:shadow-opacity="17%"/>
      <style:paragraph-properties style:writing-mode="lr-tb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DNA-subtitle">
      <style:graphic-properties draw:fill-color="#ffffff" fo:min-height="6.60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 style:list-style-name="L5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outline1" style:list-style-name="L5">
      <style:graphic-properties fo:min-height="8.884cm"/>
      <style:paragraph-properties style:writing-mode="lr-tb"/>
    </style:style>
    <style:style style:name="pr7" style:family="presentation" style:parent-style-name="DNA-outline1" style:list-style-name="L5">
      <style:graphic-properties fo:min-height="8.884cm"/>
      <style:paragraph-properties style:writing-mode="lr-tb"/>
    </style:style>
    <style:style style:name="pr8" style:family="presentation" style:parent-style-name="DNA-outline1" style:list-style-name="L5">
      <style:graphic-properties fo:min-height="8.884cm"/>
      <style:paragraph-properties style:writing-mode="lr-tb"/>
    </style:style>
    <style:style style:name="co1" style:family="table-column">
      <style:table-column-properties style:column-width="2.922cm" style:use-optimal-column-width="false"/>
    </style:style>
    <style:style style:name="co2" style:family="table-column">
      <style:table-column-properties style:column-width="2.92cm" style:use-optimal-column-width="false"/>
    </style:style>
    <style:style style:name="ro1" style:family="table-row">
      <style:table-row-properties style:row-height="2.586cm" style:use-optimal-row-height="false"/>
    </style:style>
    <style:style style:name="ro2" style:family="table-row">
      <style:table-row-properties style:row-height="2.585cm" style:use-optimal-row-height="false"/>
    </style:style>
    <style:style style:name="ce1" style:family="table-cell">
      <loext:graphic-properties draw:fill="solid" draw:fill-color="#2a6099"/>
      <style:paragraph-properties fo:text-align="end"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428fe1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428fe1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729fcf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729fcf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  <style:text-properties fo:color="#428fe1" fo:font-size="48pt" style:font-size-asian="48pt" style:font-size-complex="48pt"/>
    </style:style>
    <style:style style:name="P2" style:family="paragraph">
      <loext:graphic-properties draw:fill="none" draw:fill-color="#ffffff"/>
      <style:paragraph-properties style:writing-mode="lr-tb"/>
      <style:text-properties fo:color="#428fe1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428fe1"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428fe1"/>
    </style:style>
    <style:style style:name="P7" style:family="paragraph">
      <style:paragraph-properties fo:margin-left="0cm" fo:margin-right="2.54cm" fo:text-indent="0cm"/>
    </style:style>
    <style:style style:name="P8" style:family="paragraph">
      <style:paragraph-properties fo:margin-left="0cm" fo:margin-right="2.54cm" fo:margin-top="0cm" fo:margin-bottom="0.381cm" fo:text-indent="0cm"/>
    </style:style>
    <style:style style:name="P9" style:family="paragraph">
      <style:paragraph-properties fo:margin-left="0cm" fo:margin-right="2.54cm" fo:margin-top="0cm" fo:margin-bottom="0cm" fo:text-indent="0cm" style:writing-mode="lr-tb"/>
    </style:style>
    <style:style style:name="P10" style:family="paragraph">
      <style:paragraph-properties fo:margin-left="0cm" fo:margin-right="2.54cm" fo:margin-top="0cm" fo:margin-bottom="0.374cm" fo:text-indent="0cm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2.54cm" fo:margin-top="0cm" fo:margin-bottom="0.381cm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 CJK HK" fo:font-size="24pt" fo:font-style="italic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 CJK HK" fo:font-size="24pt" fo:font-style="italic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</style:style>
    <style:style style:name="T1" style:family="text">
      <style:text-properties fo:color="#428fe1" fo:font-size="48pt" style:font-size-asian="48pt" style:font-size-complex="48pt"/>
    </style:style>
    <style:style style:name="T2" style:family="text">
      <style:text-properties fo:color="#428fe1" fo:font-size="15pt" style:font-size-asian="15pt" style:font-size-complex="15pt"/>
    </style:style>
    <style:style style:name="T3" style:family="text">
      <style:text-properties fo:color="#428fe1"/>
    </style:style>
    <style:style style:name="T4" style:family="text">
      <style:text-properties fo:color="#050505" style:text-outline="false" style:text-line-through-style="none" style:text-line-through-type="none" style:font-name="Liberation Sans" fo:font-size="22pt" fo:font-style="normal" fo:text-shadow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50505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50505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50505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50505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fo:font-size="24pt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86cm" svg:height="6.604cm" svg:x="5.14cm" svg:y="4.318cm" presentation:class="subtitle" presentation:user-transformed="true">
          <draw:text-box>
            <text:p><text:span text:style-name="T1">Evolutionary Dynamics of </text:span></text:p>
            <text:p><text:span text:style-name="T1">Biological Games</text:span></text:p>
            <text:p><text:span text:style-name="T1">with NetLogo</text:span></text:p>
          </draw:text-box>
        </draw:frame>
        <draw:frame draw:style-name="gr1" draw:text-style-name="P2" draw:layer="layout" svg:width="22.86cm" svg:height="1.673cm" svg:x="5.14cm" svg:y="1.778cm">
          <draw:text-box>
            <text:p><text:span text:style-name="T2">Federico <text:s/>De Falco</text:span><text:span text:style-name="T2"><text:tab/></text:span><text:span text:style-name="T2"><text:tab/></text:span><text:span text:style-name="T2"><text:tab/></text:span><text:span text:style-name="T2"><text:tab/></text:span><text:span text:style-name="T2">Matr. 162178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.A. 2021-2022</text:span></text:p>
          </draw:text-box>
        </draw:frame>
        <draw:frame draw:style-name="gr1" draw:text-style-name="P4" draw:layer="layout" svg:width="22.86cm" svg:height="1.673cm" svg:x="5.14cm" svg:y="12.294cm">
          <draw:text-box>
            <text:p text:style-name="P3"><text:span text:style-name="T2">Project for the Distributed Artificial Intelligence exam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General Key Concepts</text:span></text:p>
          </draw:text-box>
        </draw:frame>
        <draw:frame presentation:style-name="pr4" draw:text-style-name="P9" draw:layer="layout" svg:width="22.86cm" svg:height="9.134cm" svg:x="5.14cm" svg:y="3.8cm" presentation:class="outline" presentation:user-transformed="true">
          <draw:text-box>
            <text:list text:style-name="L3">
              <text:list-item>
                <text:p text:style-name="P7"><text:span text:style-name="T4">A heritable trait that confers to its bearer a higher </text:span><text:span text:style-name="T4">fitness will spread within the population. The average </text:span><text:span text:style-name="T4">fitness of the population would be expected to increase </text:span><text:span text:style-name="T4">over time.</text:span></text:p>
              </text:list-item>
              <text:list-item>
                <text:p text:style-name="P8"><text:span text:style-name="T4">Although the environment selects the adaptations, </text:span><text:span text:style-name="T4">these adaptations can shape the environment. </text:span><text:span text:style-name="T4">Therefore, the fitness landscape is shaped by the </text:span><text:span text:style-name="T4">phenotypic distributions of the involved populations.</text:span></text:p>
              </text:list-item>
              <text:list-item>
                <text:p text:style-name="P8"><text:span text:style-name="T4">Why using Game Theory for evolutionary simulations? </text:span></text:p>
                <text:p text:style-name="P8"><text:span text:style-name="T4">The success of a strategy in a game depends on the </text:span><text:span text:style-name="T4">co-player’s strategy, much as the fitness of a </text:span><text:span text:style-name="T4">phenotype depends on the composition of the </text:span><text:span text:style-name="T4">popula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Netlogo experiment</text:span></text:p>
          </draw:text-box>
        </draw:frame>
        <draw:frame presentation:style-name="pr6" draw:text-style-name="P9" draw:layer="layout" svg:width="22.86cm" svg:height="9.134cm" svg:x="5.14cm" svg:y="3.8cm" presentation:class="outline" presentation:user-transformed="true">
          <draw:text-box>
            <text:list text:style-name="L3">
              <text:list-item>
                <text:p text:style-name="P7"><text:span text:style-name="T4">I chose to introduce a random component regarding </text:span><text:span text:style-name="T4">the death of turtles, which leaves the population </text:span><text:span text:style-name="T4">roughly constant</text:span></text:p>
              </text:list-item>
              <text:list-item>
                <text:p text:style-name="P8"><text:span text:style-name="T4">The payoffs are the number of newborns hatched, but I </text:span><text:span text:style-name="T4">introduced a switch to introduce randomness also in </text:span><text:span text:style-name="T4">birth</text:span></text:p>
                <text:p text:style-name="P8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Replicator Dynamics </text:span></text:p>
          </draw:text-box>
        </draw:frame>
        <draw:frame presentation:style-name="pr7" draw:text-style-name="P9" draw:layer="layout" svg:width="22.86cm" svg:height="11.43cm" svg:x="5.14cm" svg:y="3.048cm" presentation:class="outline" presentation:user-transformed="true">
          <draw:text-box>
            <text:p text:style-name="P7"><text:span text:style-name="T5">Replicator dynamics have their basis in the assumption of </text:span><text:span text:style-name="T5">clonal, genetic reproduction (although it can describe the </text:span><text:span text:style-name="T5">spread of non-genetic mechanisms).</text:span></text:p>
            <text:p text:style-name="P10"><text:span text:style-name="T5">With two strategies, A and B, we have four possible </text:span><text:span text:style-name="T5">outcomes:</text:span></text:p>
            <text:list text:style-name="L3">
              <text:list-item>
                <text:p text:style-name="P10"><text:span text:style-name="T6">Dominance</text:span><text:span text:style-name="T7">: A vanishes if B is the best response to both A </text:span><text:span text:style-name="T7">and B</text:span></text:p>
              </text:list-item>
              <text:list-item>
                <text:p text:style-name="P10"><text:span text:style-name="T6">Bistability</text:span><text:span text:style-name="T7">: either A or B vanishes if each strategy is the </text:span><text:span text:style-name="T7">best response to itself</text:span></text:p>
              </text:list-item>
              <text:list-item>
                <text:p text:style-name="P10"><text:span text:style-name="T6">Coexistence</text:span><text:span text:style-name="T7">: A and B coexist if each strategy is the best </text:span><text:span text:style-name="T7">response to the other one</text:span></text:p>
              </text:list-item>
              <text:list-item>
                <text:p text:style-name="P10"><text:span text:style-name="T6">Neutrality</text:span><text:span text:style-name="T7">: A and B distribute randomly if each strategy is </text:span><text:span text:style-name="T7">indifferent as a response</text:span></text:p>
              </text:list-item>
            </text:list>
            <text:p text:style-name="P7"/>
            <text:p text:style-name="P7"/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1,2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2,1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2.86cm" svg:height="0.962cm" svg:x="5.14cm" svg:y="3.048cm">
          <draw:text-box>
            <text:p text:style-name="P3">DOMINANCE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8"><text:s text:c="4"/></text:span></text:p>
                <text:p text:style-name="P14"><text:span text:style-name="T8"/></text:p>
                <text:p text:style-name="P14"><text:span text:style-name="T8"/></text:p>
              </table:table-cell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2,2</text:span></text:p>
              </table:table-cell>
              <table:table-cell table:style-name="ce5">
                <text:p text:style-name="P11"><text:span text:style-name="T8">1,1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1,1</text:span></text:p>
              </table:table-cell>
              <table:table-cell table:style-name="ce6">
                <text:p text:style-name="P11"><text:span text:style-name="T8">2,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2" draw:layer="layout" svg:width="22.86cm" svg:height="0.962cm" svg:x="5.14cm" svg:y="3.048cm">
          <draw:text-box>
            <text:p text:style-name="P3">BISTABILITY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2,2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2,2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2" draw:layer="layout" svg:width="22.86cm" svg:height="0.962cm" svg:x="5.14cm" svg:y="3.048cm">
          <draw:text-box>
            <text:p text:style-name="P3">COEXISTENCE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1,1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1,1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5" draw:layer="layout" svg:width="22.86cm" svg:height="0.962cm" svg:x="5.14cm" svg:y="3.048cm">
          <draw:text-box>
            <text:p text:style-name="P3"><text:span text:style-name="T9">NEUTRALIT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Adaptive Dynamics</text:span></text:p>
          </draw:text-box>
        </draw:frame>
        <draw:frame presentation:style-name="pr8" draw:text-style-name="P17" draw:layer="layout" svg:width="22.86cm" svg:height="9.134cm" svg:x="5.14cm" svg:y="3.8cm" presentation:class="outline" presentation:user-transformed="true">
          <draw:text-box>
            <text:p text:style-name="P8"><text:span text:style-name="T10">Dynamics can be modified by adding a drift or mutation to </text:span><text:span text:style-name="T10">the initial population.</text:span></text:p>
            <text:p text:style-name="P8"><text:span text:style-name="T10">With two strategies, A and B, we have three possible </text:span><text:span text:style-name="T10">outcomes:</text:span></text:p>
            <text:list text:style-name="L3">
              <text:list-item>
                <text:p text:style-name="P8"><text:span text:style-name="T11">Dominance</text:span><text:span text:style-name="T12">: </text:span><text:span text:style-name="T13">A can invade B but B cannot invade A</text:span></text:p>
              </text:list-item>
              <text:list-item>
                <text:p text:style-name="P8"><text:span text:style-name="T11">Bistability</text:span><text:span text:style-name="T13">: A can invade B and B can invade A</text:span></text:p>
              </text:list-item>
              <text:list-item>
                <text:p text:style-name="P8"><text:span text:style-name="T11">Coexistence</text:span><text:span text:style-name="T13">: neither type can invade the other</text:span></text:p>
                <text:p text:style-name="P8"><text:span text:style-name="T13"/></text:p>
              </text:list-item>
            </text:list>
            <text:p text:style-name="P8"><text:span text:style-name="T13">N.B. if the percentage of mutants is higher than a certain </text:span><text:span text:style-name="T13">threshold (invasion barrier) it can spread and eliminate the </text:span><text:span text:style-name="T13">resident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1,1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0,1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5" draw:layer="layout" svg:width="22.86cm" svg:height="0.962cm" svg:x="5.14cm" svg:y="3.048cm">
          <draw:text-box>
            <text:p text:style-name="P3"><text:span text:style-name="T9">DOMINANCE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0,0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0,0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5" draw:layer="layout" svg:width="22.86cm" svg:height="0.962cm" svg:x="5.14cm" svg:y="3.048cm">
          <draw:text-box>
            <text:p text:style-name="P3"><text:span text:style-name="T9">BISTABILITY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custom-shape draw:style-name="gr4" draw:text-style-name="P19" draw:layer="layout" svg:width="14.224cm" svg:height="8.89cm" svg:x="8.89cm" svg:y="3.048cm">
          <text:p text:style-name="P18"><text:span text:style-name="T14">Thank you for</text:span></text:p>
          <text:p text:style-name="P18"><text:span text:style-name="T14">your attention</text:span></text:p>
          <draw:enhanced-geometry svg:viewBox="0 0 21600 21600" draw:text-path="true" draw:text-path-mode="shape" draw:text-path-scale="path" draw:text-path-same-letter-heights="false" draw:glue-points="?f18 ?f0 ?f20 10800 ?f19 ?f1 ?f21 10800" draw:text-areas="0 0 21600 21600" draw:type="fontwork-wave" draw:modifiers="949.904397705545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5" draw:text-style-name="P20" draw:layer="layout" svg:width="10cm" svg:height="5cm" svg:x="9.026cm" svg:y="5.376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6" draw:layer="layout" svg:width="22.86cm" svg:height="2.6cm" svg:x="5.14cm" svg:y="0.6cm" presentation:class="title" presentation:user-transformed="true">
          <draw:text-box>
            <text:p><text:span text:style-name="T3">Payoff Matrices</text:span></text:p>
          </draw:text-box>
        </draw:frame>
        <draw:frame draw:style-name="standard" draw:layer="layout" svg:width="8.763cm" svg:height="7.756cm" svg:x="12.192cm" svg:y="5.08cm" presentation:class="table" presentation:user-transformed="true">
          <table:table table:template-name="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8">A</text:span></text:p>
              </table:table-cell>
              <table:table-cell table:style-name="ce3">
                <text:p text:style-name="P11"><text:span text:style-name="T8">B</text:span></text:p>
              </table:table-cell>
            </table:table-row>
            <table:table-row table:style-name="ro1">
              <table:table-cell table:style-name="ce2">
                <text:p text:style-name="P11"><text:span text:style-name="T8">A</text:span></text:p>
              </table:table-cell>
              <table:table-cell table:style-name="ce4">
                <text:p text:style-name="P11"><text:span text:style-name="T8">1,1</text:span></text:p>
              </table:table-cell>
              <table:table-cell table:style-name="ce5">
                <text:p text:style-name="P11"><text:span text:style-name="T8">1,1</text:span></text:p>
              </table:table-cell>
            </table:table-row>
            <table:table-row table:style-name="ro2">
              <table:table-cell table:style-name="ce2">
                <text:p text:style-name="P11"><text:span text:style-name="T8">B</text:span></text:p>
              </table:table-cell>
              <table:table-cell table:style-name="ce5">
                <text:p text:style-name="P11"><text:span text:style-name="T8">1,1</text:span></text:p>
              </table:table-cell>
              <table:table-cell table:style-name="ce6">
                <text:p text:style-name="P11"><text:span text:style-name="T8">1,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5" draw:layer="layout" svg:width="22.86cm" svg:height="0.962cm" svg:x="5.14cm" svg:y="3.048cm">
          <draw:text-box>
            <text:p text:style-name="P3"><text:span text:style-name="T9">COEXISTENCE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Noto Mono" svg:font-family="'Noto Mono'" style:font-pitch="fixed"/>
    <style:font-face style:name="Chandas" svg:font-family="Chanda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21:37:26.305505544</meta:creation-date>
    <meta:editing-duration>PT2H47M5S</meta:editing-duration>
    <meta:editing-cycles>12</meta:editing-cycles>
    <meta:generator>LibreOffice/6.4.7.2$Linux_X86_64 LibreOffice_project/40$Build-2</meta:generator>
    <dc:title>DNA</dc:title>
    <dc:date>2022-09-11T22:00:49.608415116</dc:date>
    <meta:document-statistic meta:object-count="82"/>
  </office:meta>
</office:document-meta>
</file>